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23cm" fo:margin-left="0.09cm" table:align="left"/>
    </style:style>
    <style:style style:name="Tableau1.A" style:family="table-column">
      <style:table-column-properties style:column-width="5.212cm"/>
    </style:style>
    <style:style style:name="Tableau1.B" style:family="table-column">
      <style:table-column-properties style:column-width="11.7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54pt" style:text-underline-style="solid" style:text-underline-width="auto" style:text-underline-color="font-color" fo:font-weight="bold" officeooo:rsid="0003fe56" officeooo:paragraph-rsid="0003fe56" style:font-size-asian="54pt" style:font-weight-asian="bold" style:font-size-complex="54pt" style:font-weight-complex="bold"/>
    </style:style>
    <style:style style:name="P2" style:family="paragraph" style:parent-style-name="Standard">
      <style:text-properties style:font-name="Liberation Sans" fo:font-size="26pt" style:text-underline-style="solid" style:text-underline-width="auto" style:text-underline-color="font-color" fo:font-weight="normal" officeooo:rsid="0003fe56" officeooo:paragraph-rsid="0003fe56" style:font-size-asian="22.75pt" style:font-weight-asian="normal" style:font-size-complex="26pt" style:font-weight-complex="normal"/>
    </style:style>
    <style:style style:name="P3" style:family="paragraph" style:parent-style-name="Standard">
      <style:text-properties style:font-name="Liberation Sans" fo:font-size="16pt" style:text-underline-style="none" fo:font-weight="normal" officeooo:rsid="0003fe56" officeooo:paragraph-rsid="0003fe56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Liberation Sans" fo:font-size="16pt" style:text-underline-style="none" fo:font-weight="normal" officeooo:rsid="0003fe56" officeooo:paragraph-rsid="0005bc2f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Liberation Sans" fo:font-size="16pt" style:text-underline-style="none" fo:font-weight="normal" officeooo:rsid="0003fe56" officeooo:paragraph-rsid="0003fe56" style:font-size-asian="14pt" style:font-weight-asian="normal" style:font-size-complex="16pt" style:font-weight-complex="normal"/>
    </style:style>
    <style:style style:name="P6" style:family="paragraph" style:parent-style-name="Standard">
      <style:text-properties style:font-name="Liberation Sans" fo:font-size="16pt" style:text-underline-style="none" fo:font-weight="normal" officeooo:rsid="0005bc2f" officeooo:paragraph-rsid="0005bc2f" style:font-size-asian="14pt" style:font-weight-asian="normal" style:font-size-complex="16pt" style:font-weight-complex="normal"/>
    </style:style>
    <style:style style:name="P7" style:family="paragraph" style:parent-style-name="Standard">
      <style:text-properties style:font-name="Liberation Sans" fo:font-size="16pt" style:text-underline-style="none" fo:font-weight="normal" officeooo:rsid="0006a9e5" officeooo:paragraph-rsid="0006a9e5" style:font-size-asian="14pt" style:font-weight-asian="normal" style:font-size-complex="16pt" style:font-weight-complex="normal"/>
    </style:style>
    <style:style style:name="P8" style:family="paragraph" style:parent-style-name="Standard">
      <style:text-properties style:font-name="Liberation Sans" fo:font-size="26pt" style:text-underline-style="solid" style:text-underline-width="auto" style:text-underline-color="font-color" fo:font-weight="normal" officeooo:rsid="0003fe56" officeooo:paragraph-rsid="0003fe56" style:font-size-asian="22.75pt" style:font-weight-asian="normal" style:font-size-complex="26pt" style:font-weight-complex="normal"/>
    </style:style>
    <style:style style:name="P9" style:family="paragraph" style:parent-style-name="Table_20_Contents">
      <style:text-properties style:font-name="Liberation Sans" fo:font-size="16pt" officeooo:rsid="0005bc2f" officeooo:paragraph-rsid="0005bc2f" style:font-size-asian="14pt" style:font-size-complex="16pt"/>
    </style:style>
    <style:style style:name="T1" style:family="text">
      <style:text-properties officeooo:rsid="0005bc2f"/>
    </style:style>
    <style:style style:name="T2" style:family="text">
      <style:text-properties officeooo:rsid="0006a9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el ExiaSaver</text:p>
      <text:p text:style-name="P3"/>
      <text:p text:style-name="P2">1)Launcher</text:p>
      <text:p text:style-name="P3"/>
      <text:p text:style-name="P3">1)Entrez la commande ./Launcher</text:p>
      <text:p text:style-name="P3">2)Le programme lance au hasard un des programmes suivant :</text:p>
      <text:p text:style-name="P2">2.1)Statique</text:p>
      <text:p text:style-name="P3"/>
      <text:p text:style-name="P6">Le launcher choisit également une image aléatoire pour ce programme. Elle s’affichera au milieu de l’écran.</text:p>
      <text:p text:style-name="P6"/>
      <text:p text:style-name="P6">Pour quitter ce mode, appuyez sur n’importe quelle touche.</text:p>
      <text:p text:style-name="P2">2.2)Dynamique</text:p>
      <text:p text:style-name="P3"/>
      <text:p text:style-name="P6">Dans ce mode on vous demande le temps de rafraîchissement de l’heure que vous souhaitez.</text:p>
      <text:p text:style-name="P6"/>
      <text:p text:style-name="P6">Entrez-la. </text:p>
      <text:p text:style-name="P6"/>
      <text:p text:style-name="P6">Vous vous rendrez compte que l’heure s’affiche et se met à jour <text:span text:style-name="T2">tous les n secondes.</text:span></text:p>
      <text:p text:style-name="P6"/>
      <text:p text:style-name="P7">De plus toutes les secondes un point de plus s’affiche.</text:p>
      <text:p text:style-name="P2">2.3)Interactif</text:p>
      <text:p text:style-name="P3"/>
      <text:p text:style-name="P7">Un avion s’affiche et se déplace dans une direction par défaut.</text:p>
      <text:p text:style-name="P7">Pour changer la direction de l’avion, appuyez sur les touches Z,Q,S et D. (Ces touches sont également affichées sur l’écran).</text:p>
      <text:p text:style-name="P2">3)Stats</text:p>
      <text:p text:style-name="P3"/>
      <text:p text:style-name="P3">1)Entrez la commande ./Launcher -stats</text:p>
      <text:p text:style-name="P4">2)Choisissez dans quel ordre vous voulez que l’historique s’affiche, <text:span text:style-name="T1">en tapant :</text:span>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1</text:p>
          </table:table-cell>
          <table:table-cell table:style-name="Tableau1.B1" office:value-type="string">
            <text:p text:style-name="P4"><text:span text:style-name="T1">Trier par </text:span>date </text:p>
          </table:table-cell>
        </table:table-row>
        <table:table-row>
          <table:table-cell table:style-name="Tableau1.A2" office:value-type="string">
            <text:p text:style-name="P9">2</text:p>
          </table:table-cell>
          <table:table-cell table:style-name="Tableau1.B2" office:value-type="string">
            <text:p text:style-name="P4"><text:span text:style-name="T1">Trier par </text:span>type</text:p>
          </table:table-cell>
        </table:table-row>
        <table:table-row>
          <table:table-cell table:style-name="Tableau1.A2" office:value-type="string">
            <text:p text:style-name="P9">3</text:p>
          </table:table-cell>
          <table:table-cell table:style-name="Tableau1.B2" office:value-type="string">
            <text:p text:style-name="P4"><text:span text:style-name="T1">Trier par</text:span> extension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4:38:16.219155126</meta:creation-date>
    <meta:editing-duration>PT8M29S</meta:editing-duration>
    <meta:editing-cycles>2</meta:editing-cycles>
    <meta:generator>LibreOffice/5.1.2.2$Linux_X86_64 LibreOffice_project/10m0$Build-2</meta:generator>
    <dc:date>2016-12-15T14:57:06.952223458</dc:date>
    <meta:document-statistic meta:table-count="1" meta:image-count="0" meta:object-count="0" meta:page-count="2" meta:paragraph-count="24" meta:word-count="148" meta:character-count="922" meta:non-whitespace-character-count="795"/>
  </office:meta>
</office:document-meta>
</file>